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ntarell" fo:font-weight="bold" officeooo:rsid="0015939b" officeooo:paragraph-rsid="0015939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5939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16aa12" officeooo:paragraph-rsid="0016aa1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6aa12" officeooo:paragraph-rsid="0015939b" style:font-weight-asian="normal" style:font-weight-complex="normal"/>
    </style:style>
    <style:style style:name="P5" style:family="paragraph" style:parent-style-name="Standard">
      <style:text-properties style:font-name="Cantarell" style:text-underline-style="none" fo:font-weight="normal" officeooo:rsid="0016aa12" officeooo:paragraph-rsid="0015939b" style:font-weight-asian="normal" style:font-weight-complex="normal"/>
    </style:style>
    <style:style style:name="P6" style:family="paragraph" style:parent-style-name="Standard">
      <style:text-properties style:font-name="Cantarell" style:text-underline-style="none" fo:font-weight="normal" officeooo:rsid="0016aa12" officeooo:paragraph-rsid="0016aa1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5939b" officeooo:paragraph-rsid="0015939b" style:font-weight-asian="normal" style:font-weight-complex="normal"/>
    </style:style>
    <style:style style:name="P8" style:family="paragraph" style:parent-style-name="Standard">
      <style:text-properties style:font-name="Cantarell" style:text-underline-style="none" fo:font-weight="normal" officeooo:rsid="00186ca7" officeooo:paragraph-rsid="00186ca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style:text-underline-style="none" fo:font-weight="bold" officeooo:rsid="0016aa12" officeooo:paragraph-rsid="0016aa1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ntarell" style:text-underline-style="none" fo:font-weight="bold" officeooo:rsid="0015939b" officeooo:paragraph-rsid="0015939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5939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9985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weight="bold" officeooo:rsid="0015939b" officeooo:paragraph-rsid="0015939b" style:font-weight-asian="bold" style:font-weight-complex="bold"/>
    </style:style>
    <style:style style:name="P14" style:family="paragraph" style:parent-style-name="Standard">
      <style:text-properties officeooo:paragraph-rsid="0016aa1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6ca7"/>
    </style:style>
    <style:style style:name="T4" style:family="text">
      <style:text-properties style:text-underline-style="none" officeooo:rsid="00199853"/>
    </style:style>
    <style:style style:name="T5" style:family="text">
      <style:text-properties fo:color="#ff0000"/>
    </style:style>
    <style:style style:name="T6" style:family="text">
      <style:text-properties fo:color="#ff0000" style:text-underline-style="solid" style:text-underline-width="auto" style:text-underline-color="font-color"/>
    </style:style>
    <style:style style:name="T7" style:family="text">
      <style:text-properties fo:color="#ff0000" style:text-underline-style="solid" style:text-underline-width="auto" style:text-underline-color="font-color" officeooo:rsid="001b651c"/>
    </style:style>
    <style:style style:name="T8" style:family="text">
      <style:text-properties fo:color="#ff0000" style:text-underline-style="none" officeooo:rsid="00186ca7"/>
    </style:style>
    <style:style style:name="T9" style:family="text">
      <style:text-properties fo:color="#ff0000" style:text-underline-style="none" officeooo:rsid="00199853"/>
    </style:style>
    <style:style style:name="T10" style:family="text">
      <style:text-properties officeooo:rsid="00186ca7"/>
    </style:style>
    <style:style style:name="T11" style:family="text">
      <style:text-properties style:font-name="Cantarell" style:text-underline-style="none" fo:font-weight="normal" officeooo:rsid="0016aa12" style:font-weight-asian="normal" style:font-weight-complex="normal"/>
    </style:style>
    <style:style style:name="T12" style:family="text">
      <style:text-properties officeooo:rsid="001b65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 AU RELATIONNEL</text:p>
      <text:p text:style-name="P1"/>
      <text:p text:style-name="P1">Entités simples</text:p>
      <text:p text:style-name="P2">Vente (<text:span text:style-name="T1">id_vente</text:span>, heure_fin, date_fin, prix_depart, <text:span text:style-name="T8">id_salle</text:span>)</text:p>
      <text:p text:style-name="P2"><text:span text:style-name="T10"><text:tab/>- id_salle non nul et référence Salle</text:span></text:p>
      <text:p text:style-name="P2"><text:tab/><text:span text:style-name="T10">-id_produit non nul et référence Produit</text:span></text:p>
      <text:p text:style-name="P12">Enchere (<text:span text:style-name="T1">id_enchere</text:span><text:span text:style-name="T2">, prix_achat, heure, date, quantite_proposee, </text:span><text:span text:style-name="T9">email_utilisateur</text:span><text:span text:style-name="T2">)</text:span></text:p>
      <text:p text:style-name="P12"><text:span text:style-name="T4"><text:tab/>- email_utilisateur non nul et référence Utilisateur</text:span></text:p>
      <text:p text:style-name="P2"><text:span text:style-name="T2">Produit (</text:span><text:span text:style-name="T1">id_produit</text:span><text:span text:style-name="T2">, sotck, nom, prix_revient, </text:span><text:span text:style-name="T9">email_utilisateur</text:span><text:span text:style-name="T2">)</text:span></text:p>
      <text:p text:style-name="P2"><text:span text:style-name="T2"><text:tab/></text:span><text:span text:style-name="T4">- email_utilisateur non nul et référence Utilisateur</text:span></text:p>
      <text:p text:style-name="P2"><text:span text:style-name="T2">Categorie (</text:span><text:span text:style-name="T1">nom</text:span><text:span text:style-name="T2">, description)</text:span></text:p>
      <text:p text:style-name="P2"><text:span text:style-name="T2">Utilisateur (</text:span><text:span text:style-name="T1">email</text:span><text:span text:style-name="T2">, nom, prenom, adresse)</text:span></text:p>
      <text:p text:style-name="P2"><text:span text:style-name="T2">Salle (</text:span><text:span text:style-name="T1">id_salle</text:span><text:span text:style-name="T2">, </text:span><text:span text:style-name="T8">nom_categorie</text:span><text:span text:style-name="T2">)</text:span></text:p>
      <text:p text:style-name="P4"><text:span text:style-name="T10"><text:tab/>- nom_categorie non nul et référence Categorie</text:span></text:p>
      <text:p text:style-name="P4"/>
      <text:p text:style-name="P10">Entités faibles</text:p>
      <text:p text:style-name="P2"><text:span text:style-name="T2">Caractéristique (</text:span><text:span text:style-name="T6">id_produit</text:span><text:span text:style-name="T2">, </text:span><text:span text:style-name="T1">nom</text:span><text:span text:style-name="T2">, valeur)</text:span></text:p>
      <text:p text:style-name="P7"><text:tab/>- id_produit référence Produit</text:p>
      <text:p text:style-name="P7"/>
      <text:p text:style-name="P9">Sous-type</text:p>
      <text:p text:style-name="P3">Vente_descendante (<text:span text:style-name="T6">id_</text:span><text:span text:style-name="T7">salle</text:span><text:span text:style-name="T2">)</text:span></text:p>
      <text:p text:style-name="P3"><text:span text:style-name="T2">Vente_revocable (</text:span><text:span text:style-name="T1">i</text:span><text:span text:style-name="T6">d_</text:span><text:span text:style-name="T7">salle</text:span><text:span text:style-name="T2">)</text:span></text:p>
      <text:p text:style-name="P3"><text:span text:style-name="T2">Vente_duree_limitee (</text:span><text:span text:style-name="T6">id_</text:span><text:span text:style-name="T7">salee</text:span><text:span text:style-name="T2">)</text:span></text:p>
      <text:p text:style-name="P3"><text:span text:style-name="T2">Enchre_unique (</text:span><text:span text:style-name="T6">id_</text:span><text:span text:style-name="T7">salle</text:span><text:span text:style-name="T2">)</text:span></text:p>
      <text:p text:style-name="P5"><text:tab/>- id_<text:span text:style-name="T12">salle</text:span> référence <text:span text:style-name="T12">Salle</text:span></text:p>
      <text:p text:style-name="P5"/>
      <text:p text:style-name="P6">Association avec cardinalité 0..1</text:p>
      <text:p text:style-name="P8">Associe_a(<text:span text:style-name="T6">id_produit</text:span>, <text:span text:style-name="T5">id_vente</text:span>)</text:p>
      <text:p text:style-name="P8"><text:tab/>- id_vente référence Vente, id_produit référence Produit</text:p>
      <text:p text:style-name="P8"/>
      <text:p text:style-name="P14"><text:soft-page-break/><text:span text:style-name="T11">Association avec cardinalité x..*</text:span>Vente_descend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" style:family="paragraph">
      <style:paragraph-properties fo:margin-left="0.0819in" fo:margin-right="0in" fo:margin-top="0in" fo:margin-bottom="0.022in" loext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next-style-name="Normal" style:default-outline-level="2" style:list-style-name="" style:class="text">
      <style:paragraph-properties fo:margin-left="0.6972in" fo:margin-right="0in" fo:margin-top="0in" fo:margin-bottom="0.0402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1" style:display-name="Heading 1" style:family="paragraph" style:next-style-name="Normal" style:default-outline-level="1" style:list-style-name="" style:class="text">
      <style:paragraph-properties fo:margin-left="0.0071in" fo:margin-right="0.0193in" fo:margin-top="0in" fo:margin-bottom="0.0138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/>
    </style:style>
    <style:style style:name="Heading_20_2_20_Char" style:display-name="Heading 2 Char" style:family="text"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27:45.198140793</meta:creation-date>
    <meta:generator>LibreOffice/5.3.6.1$Linux_X86_64 LibreOffice_project/30$Build-1</meta:generator>
    <dc:date>2018-11-22T11:10:03.851485261</dc:date>
    <meta:editing-duration>PT17M41S</meta:editing-duration>
    <meta:editing-cycles>4</meta:editing-cycles>
    <meta:document-statistic meta:table-count="0" meta:image-count="0" meta:object-count="0" meta:page-count="2" meta:paragraph-count="26" meta:word-count="109" meta:character-count="979" meta:non-whitespace-character-count="888"/>
  </office:meta>
</office:document-meta>
</file>